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0*"/>
    </style:style>
    <style:style style:name="Tabela1.B" style:family="table-column">
      <style:table-column-properties style:column-width="2.002cm" style:rel-column-width="7717*"/>
    </style:style>
    <style:style style:name="Tabela1.C" style:family="table-column">
      <style:table-column-properties style:column-width="2.461cm" style:rel-column-width="9485*"/>
    </style:style>
    <style:style style:name="Tabela1.D" style:family="table-column">
      <style:table-column-properties style:column-width="8.289cm" style:rel-column-width="31953*"/>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576cm" style:rel-column-width="21493*"/>
    </style:style>
    <style:style style:name="Tabela2.B" style:family="table-column">
      <style:table-column-properties style:column-width="11.425cm" style:rel-column-width="44042*"/>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2" style:family="table-row">
      <style:table-row-properties style:min-row-height="1.778cm"/>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6.986cm" fo:margin-left="0.025cm" table:align="left"/>
    </style:style>
    <style:style style:name="Tabela4.A" style:family="table-column">
      <style:table-column-properties style:column-width="5.655cm"/>
    </style:style>
    <style:style style:name="Tabela4.B" style:family="table-column">
      <style:table-column-properties style:column-width="5.657cm"/>
    </style:style>
    <style:style style:name="Tabela4.C" style:family="table-column">
      <style:table-column-properties style:column-width="5.674cm"/>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1">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itle">The Mobile Kit</text:p>
      <text:p text:style-name="Subtitle">Version: 1.0.0</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3">Table Of Contents</text:p>
          </text:index-title>
          <text:p text:style-name="P2">Introduction<text:tab/>3</text:p>
          <text:p text:style-name="P2">The Mobile Kit<text:tab/>3</text:p>
          <text:p text:style-name="P2">Package contents<text:tab/>3</text:p>
          <text:p text:style-name="P4">Directory structure<text:tab/>3</text:p>
          <text:p text:style-name="P1">apps<text:tab/>3</text:p>
          <text:p text:style-name="P1">ezpublish<text:tab/>3</text:p>
          <text:p text:style-name="P1">tutorials<text:tab/>3</text:p>
          <text:p text:style-name="P1">whitepapers<text:tab/>3</text:p>
          <text:p text:style-name="P4">Sample applications<text:tab/>3</text:p>
          <text:p text:style-name="P4">eZ Publish extensions<text:tab/>4</text:p>
          <text:p text:style-name="P4">Tutorials<text:tab/>4</text:p>
          <text:p text:style-name="P4">Whitepapers<text:tab/>4</text:p>
        </text:index-body>
      </text:table-of-content>
      <text:p text:style-name="Standard"/>
      <text:h text:style-name="P5" text:outline-level="1">Introduction</text:h>
      <text:p text:style-name="Text_20_body">This document explains what the Mobile Kit for eZ Publish is, what it provides and how you can use it for mobile applications development for the eZ Publish Web Content Management System. By reading this document you should get an overview about the contents of the package as well as <text:s/>getting a better understanding of what the Mobile Kit is.</text:p>
      <text:h text:style-name="Heading_20_1" text:outline-level="1">The Mobile Kit</text:h>
      <text:p text:style-name="Text_20_body">The Mobile Kit is a collection of code examples, tutorials, eZ Publish extensions and guidelines which may help you get started with mobile applications development for eZ Publish. It provides all necessary content and knowledge to create a functional mobile applications. This includes all kinds of mobile applications such as web, native and hybrid like apps. Tutorials and guidelines focuses on the technical aspects as well as provides a general overview of what is possible when it comes to mobile development with eZ Publish.</text:p>
      <text:h text:style-name="Heading_20_1" text:outline-level="1">Package contents</text:h>
      <text:p text:style-name="Text_20_body">This section covers the Mobile Kit package content. Explains directory structure, lists different sample mobile applications as well as eZ Publish extensions.</text:p>
      <text:h text:style-name="Heading_20_2" text:outline-level="2">Directory structure</text:h>
      <text:p text:style-name="Text_20_body">The Mobile Kit package content is organized in the following directories: <text:span text:style-name="T1">apps, ezpublish, tutorials</text:span></text:p>
      <text:h text:style-name="Heading_20_3" text:outline-level="3">apps</text:h>
      <text:p text:style-name="Text_20_body">This folder contains various types of sample mobile applications dedicated to eZ Publish. This includes native, web and hybrid type of apps. </text:p>
      <text:h text:style-name="Heading_20_3" text:outline-level="3">ezpublish</text:h>
      <text:p text:style-name="Text_20_body">This folder holds eZ Publish extensions required by sample mobile applications included in the Mobile Kit.</text:p>
      <text:h text:style-name="Heading_20_3" text:outline-level="3">tutorials</text:h>
      <text:p text:style-name="Text_20_body">The title of this folder is self-explanatory. It holds various tutorials which explains how different mobile applications are created. This includes mobile applications for iOS and Andorid platforms.</text:p>
      <text:h text:style-name="Heading_20_3" text:outline-level="3">whitepapers</text:h>
      <text:p text:style-name="Text_20_body">This folder holds various whitepaper type documents related to the eZ Publish mobile solutions.</text:p>
      <text:h text:style-name="Heading_20_2" text:outline-level="2">Sample applications</text:h>
      <text:p text:style-name="Text_20_body">The matrix below presents list of available sample mobile application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Heading">Name</text:p>
          </table:table-cell>
          <table:table-cell table:style-name="Tabela1.A1" office:value-type="string">
            <text:p text:style-name="Table_20_Heading">Type</text:p>
          </table:table-cell>
          <table:table-cell table:style-name="Tabela1.A1" office:value-type="string">
            <text:p text:style-name="Table_20_Heading">Platform</text:p>
          </table:table-cell>
          <table:table-cell table:style-name="Tabela1.D1" office:value-type="string">
            <text:p text:style-name="Table_20_Heading">Description</text:p>
          </table:table-cell>
        </table:table-row>
        <table:table-row>
          <table:table-cell table:style-name="Tabela1.A2" office:value-type="string">
            <text:p text:style-name="Table_20_Contents">DemoApp</text:p>
          </table:table-cell>
          <table:table-cell table:style-name="Tabela1.A2" office:value-type="string">
            <text:p text:style-name="Table_20_Contents">Hybrid</text:p>
          </table:table-cell>
          <table:table-cell table:style-name="Tabela1.A2" office:value-type="string">
            <text:p text:style-name="Table_20_Contents">iOS</text:p>
          </table:table-cell>
          <table:table-cell table:style-name="Tabela1.D2" office:value-type="string">
            <text:p text:style-name="Table_20_Contents">Hybrid type of mobile app which presents content with eZ Publish web based interface</text:p>
          </table:table-cell>
        </table:table-row>
        <text:soft-page-break/>
        <table:table-row>
          <table:table-cell table:style-name="Tabela1.A2" office:value-type="string">
            <text:p text:style-name="Table_20_Contents">DemoApp</text:p>
          </table:table-cell>
          <table:table-cell table:style-name="Tabela1.A2" office:value-type="string">
            <text:p text:style-name="Table_20_Contents">Hybrid</text:p>
          </table:table-cell>
          <table:table-cell table:style-name="Tabela1.A2" office:value-type="string">
            <text:p text:style-name="Table_20_Contents">Android</text:p>
          </table:table-cell>
          <table:table-cell table:style-name="Tabela1.D2" office:value-type="string">
            <text:p text:style-name="Table_20_Contents">Hybrid type of mobile app which presents content with eZ Publish web based interface</text:p>
          </table:table-cell>
        </table:table-row>
        <table:table-row>
          <table:table-cell table:style-name="Tabela1.A2" office:value-type="string">
            <text:p text:style-name="Table_20_Contents">Reader</text:p>
          </table:table-cell>
          <table:table-cell table:style-name="Tabela1.A2" office:value-type="string">
            <text:p text:style-name="Table_20_Contents">Native</text:p>
          </table:table-cell>
          <table:table-cell table:style-name="Tabela1.A2" office:value-type="string">
            <text:p text:style-name="Table_20_Contents">iOS</text:p>
          </table:table-cell>
          <table:table-cell table:style-name="Tabela1.D2" office:value-type="string">
            <text:p text:style-name="Table_20_Contents">Sample native application which communicates asynchronously with eZ Publish REST interface.</text:p>
          </table:table-cell>
        </table:table-row>
        <table:table-row>
          <table:table-cell table:style-name="Tabela1.A2" office:value-type="string">
            <text:p text:style-name="Table_20_Contents">Reader</text:p>
          </table:table-cell>
          <table:table-cell table:style-name="Tabela1.A2" office:value-type="string">
            <text:p text:style-name="Table_20_Contents">Native</text:p>
          </table:table-cell>
          <table:table-cell table:style-name="Tabela1.A2" office:value-type="string">
            <text:p text:style-name="Table_20_Contents">Android</text:p>
          </table:table-cell>
          <table:table-cell table:style-name="Tabela1.D2" office:value-type="string">
            <text:p text:style-name="Table_20_Contents">Sample native application which communicates asynchronously with eZ Publish REST interface.</text:p>
          </table:table-cell>
        </table:table-row>
        <table:table-row>
          <table:table-cell table:style-name="Tabela1.A2" office:value-type="string">
            <text:p text:style-name="Table_20_Contents">MagazineApp</text:p>
          </table:table-cell>
          <table:table-cell table:style-name="Tabela1.A2" office:value-type="string">
            <text:p text:style-name="Table_20_Contents">Hybrid</text:p>
          </table:table-cell>
          <table:table-cell table:style-name="Tabela1.A2" office:value-type="string">
            <text:p text:style-name="Table_20_Contents">iOS</text:p>
          </table:table-cell>
          <table:table-cell table:style-name="Tabela1.D2" office:value-type="string">
            <text:p text:style-name="Table_20_Contents">Hybrid type of mobile app with offline content storage capabilities in the SQLite3 database.</text:p>
          </table:table-cell>
        </table:table-row>
      </table:table>
      <text:h text:style-name="Heading_20_2" text:outline-level="2">eZ Publish extensions</text:h>
      <text:p text:style-name="Text_20_body">Matrix below lists available eZ Publish extensions:</text:p>
      <table:table table:name="Tabela2" table:style-name="Tabela2">
        <table:table-column table:style-name="Tabela2.A"/>
        <table:table-column table:style-name="Tabela2.B"/>
        <table:table-row>
          <table:table-cell table:style-name="Tabela2.A1" office:value-type="string">
            <text:p text:style-name="Table_20_Heading">Name</text:p>
          </table:table-cell>
          <table:table-cell table:style-name="Tabela2.B1" office:value-type="string">
            <text:p text:style-name="Table_20_Heading">Description</text:p>
          </table:table-cell>
        </table:table-row>
        <table:table-row>
          <table:table-cell table:style-name="Tabela2.A2" office:value-type="string">
            <text:p text:style-name="Table_20_Contents">mobile</text:p>
          </table:table-cell>
          <table:table-cell table:style-name="Tabela2.B2" office:value-type="string">
            <text:p text:style-name="Table_20_Contents">Design extension build on top of Website Interface as sample web interface for hybrid mobile applications. Includes templates, images, CSS styles, JavaScript, etc.</text:p>
          </table:table-cell>
        </table:table-row>
        <table:table-row>
          <table:table-cell table:style-name="Tabela2.A2" office:value-type="string">
            <text:p text:style-name="Table_20_Contents">webapp</text:p>
          </table:table-cell>
          <table:table-cell table:style-name="Tabela2.B2" office:value-type="string">
            <text:p text:style-name="Table_20_Contents">Drill-down like web interface built with Sencha Touch mobile framework which communicates through AJAX calls to the eZ Publish REST interface.</text:p>
          </table:table-cell>
        </table:table-row>
      </table:table>
      <text:h text:style-name="Heading_20_2" text:outline-level="2">Tutorials</text:h>
      <text:p text:style-name="Text_20_body">Matrix below lists available tutorials in the Mobile Kit package</text:p>
      <table:table table:name="Tabela3" table:style-name="Tabela3">
        <table:table-column table:style-name="Tabela3.A" table:number-columns-repeated="3"/>
        <table:table-row>
          <table:table-cell table:style-name="Tabela3.A1" office:value-type="string">
            <text:p text:style-name="Table_20_Heading">Title</text:p>
          </table:table-cell>
          <table:table-cell table:style-name="Tabela3.A1" office:value-type="string">
            <text:p text:style-name="Table_20_Heading">Author</text:p>
          </table:table-cell>
          <table:table-cell table:style-name="Tabela3.C1" office:value-type="string">
            <text:p text:style-name="Table_20_Heading">Keywords</text:p>
          </table:table-cell>
        </table:table-row>
        <table:table-row table:style-name="Tabela3.2">
          <table:table-cell table:style-name="Tabela3.A2" office:value-type="string">
            <text:p text:style-name="Table_20_Contents">Building mobile browser and hybrid applications with eZ Publish</text:p>
          </table:table-cell>
          <table:table-cell table:style-name="Tabela3.A2" office:value-type="string">
            <text:p text:style-name="Table_20_Contents">eZ Systems (Łukasz Serwatka)</text:p>
          </table:table-cell>
          <table:table-cell table:style-name="Tabela3.C2" office:value-type="string">
            <text:p text:style-name="Table_20_Contents">iOS, Android, eZ Publish extensions, templates, hybrid applications, WebView</text:p>
          </table:table-cell>
        </table:table-row>
        <table:table-row>
          <table:table-cell table:style-name="Tabela3.A2" office:value-type="string">
            <text:p text:style-name="Table_20_Contents">Building native mobile applications with the eZ Publish REST API</text:p>
          </table:table-cell>
          <table:table-cell table:style-name="Tabela3.A2" office:value-type="string">
            <text:p text:style-name="Table_20_Contents">eZ Systems (Łukasz Serwatka)</text:p>
          </table:table-cell>
          <table:table-cell table:style-name="Tabela3.C2" office:value-type="string">
            <text:p text:style-name="Table_20_Contents">iOS, Android, REST API, native applications, async data fetching</text:p>
          </table:table-cell>
        </table:table-row>
      </table:table>
      <text:h text:style-name="Heading_20_2" text:outline-level="2">Whitepapers</text:h>
      <text:p text:style-name="Text_20_body">Matrix below lists available whitepapers included in the Mobile Kit:</text:p>
      <table:table table:name="Tabela4" table:style-name="Tabela4">
        <table:table-column table:style-name="Tabela4.A"/>
        <table:table-column table:style-name="Tabela4.B"/>
        <table:table-column table:style-name="Tabela4.C"/>
        <table:table-row>
          <table:table-cell table:style-name="Tabela4.A1" office:value-type="string">
            <text:p text:style-name="Table_20_Heading">Title</text:p>
          </table:table-cell>
          <table:table-cell table:style-name="Tabela4.A1" office:value-type="string">
            <text:p text:style-name="Table_20_Heading">Author</text:p>
          </table:table-cell>
          <table:table-cell table:style-name="Tabela4.C1" office:value-type="string">
            <text:p text:style-name="Table_20_Heading">Keywords</text:p>
          </table:table-cell>
        </table:table-row>
        <table:table-row>
          <table:table-cell table:style-name="Tabela4.A2" office:value-type="string">
            <text:p text:style-name="Table_20_Contents">Discover the Mobile Application possibilities of eZ Publish</text:p>
          </table:table-cell>
          <table:table-cell table:style-name="Tabela4.A2" office:value-type="string">
            <text:p text:style-name="Table_20_Contents">eZ Systems (Geir Arne Waaler)</text:p>
          </table:table-cell>
          <table:table-cell table:style-name="Tabela4.C2" office:value-type="string">
            <text:p text:style-name="Table_20_Contents">Get an overview of the mobile efforts in eZ Publish, its extensions and third party mobile application integration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Łukasz Serwatka</meta:initial-creator>
    <meta:creation-date>2011-09-26T11:25:46</meta:creation-date>
    <dc:date>2011-09-27T14:35:07</dc:date>
    <dc:creator>Łukasz Serwatka</dc:creator>
    <meta:editing-duration>PT7H58M40S</meta:editing-duration>
    <meta:editing-cycles>27</meta:editing-cycles>
    <meta:generator>LibreOffice/3.4$Unix LibreOffice_project/340m1$Build-302</meta:generator>
    <meta:document-statistic meta:table-count="4" meta:image-count="0" meta:object-count="0" meta:page-count="4" meta:paragraph-count="84" meta:word-count="568" meta:character-count="3759" meta:non-whitespace-character-count="3273"/>
  </office:meta>
</office:document-meta>
</file>